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3-29_20-59-55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30_01-33-40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2022-03-30_01-33-46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30_04-19-24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（夜中） / 2022">
            <text:p>:m :PHOTO 起きた時刻（夜中）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30_07-51-28_000.jpg</text:p>
          </table:table-cell>
          <table:table-cell table:style-name="ce25" office:value-type="string">
            <text:p>:m :PHOTO 起き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30_10-24-49_000.jpg</text:p>
          </table:table-cell>
          <table:table-cell table:style-name="ce34" office:value-type="string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JVEMV6 52#2 / 52. 自然観察 / flower / field_photos / 雑草、草本、花 / @近所の山下さん：西側の壁 / target=花：萼か。紫色。,occation=~,other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30_10-24-56_000.jpg</text:p>
          </table:table-cell>
          <table:table-cell table:style-name="ce34" office:value-type="string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JVEMV6 52#2 / 52. 自然観察 / flower / field_photos / 雑草、草本、花 / @近所の山下さん：西側の壁 / target=花：萼か。紫色。,occation=~,other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30_14-53-23_000.jpg</text:p>
          </table:table-cell>
          <table:table-cell table:style-name="ce34" office:value-type="string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JVEMV6 52#2 / 52. 自然観察 / flower / field_photos / 雑草、草本、花 / @近所の山下さん：西側の壁 / target=花：萼か。紫色。,occation=~,other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30_14-53-32_000.jpg</text:p>
          </table:table-cell>
          <table:table-cell table:style-name="ce34" office:value-type="string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JVEMV6 52#2 / 52. 自然観察 / flower / field_photos / 雑草、草本、花 / @近所の山下さん：西側の壁 / target=花：萼か。紫色。,occation=~,other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30_14-53-39_000.jpg</text:p>
          </table:table-cell>
          <table:table-cell table:style-name="ce34" office:value-type="string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JVEMV6 52#2 / 52. 自然観察 / flower / field_photos / 雑草、草本、花 / @近所の山下さん：西側の壁 / target=花：萼か。紫色。,occation=~,other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3-30_14-53-50_000.jpg</text:p>
          </table:table-cell>
          <table:table-cell table:style-name="ce34" office:value-type="string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string" office:string-value="JVEMV6 52#2 / 52. 自然観察 / flower / field_photos / 雑草、草本、花 / @近所の山下さん：西側の壁 / target=花：萼か。紫色。,occation=~,other">
            <text:p>JVEMV6 52#2 / 52. 自然観察 / flower / field_photos / 雑草、草本、花 / @近所の山下さん：西側の壁 / target=花：萼か。紫色。,occation=~,other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3-30_14-55-06_000.jpg</text:p>
          </table:table-cell>
          <table:table-cell table:style-name="ce34" office:value-type="string">
            <text:p>JVEMV6 52#2 / 52. 自然観察 / flower / field_photos / 雑草、草本、花 / @近所の山下さんの、北側の家。角の家：西側の壁 / target=花：つぼみ。生える起点は、茎の途中、先端、両方。,occation=~,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string" office:string-value="JVEMV6 52#2 / 52. 自然観察 / flower / field_photos / 雑草、草本、花 / @近所の山下さんの、北側の家。角の家：西側の壁 / target=花：つぼみ。生える起点は、茎の途中、先端、両方。,occation=~,other=~">
            <text:p>JVEMV6 52#2 / 52. 自然観察 / flower / field_photos / 雑草、草本、花 / @近所の山下さんの、北側の家。角の家：西側の壁 / target=花：つぼみ。生える起点は、茎の途中、先端、両方。,occation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3-30_14-55-14_000.jpg</text:p>
          </table:table-cell>
          <table:table-cell table:style-name="ce34" office:value-type="string">
            <text:p>JVEMV6 52#2 / 52. 自然観察 / flower / field_photos / 雑草、草本、花 / @近所の山下さんの、北側の家。角の家：西側の壁 / target=花：つぼみ。生える起点は、茎の途中、先端、両方。,occation=~,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string" office:string-value="JVEMV6 52#2 / 52. 自然観察 / flower / field_photos / 雑草、草本、花 / @近所の山下さんの、北側の家。角の家：西側の壁 / target=花：つぼみ。生える起点は、茎の途中、先端、両方。,occation=~,other=~">
            <text:p>JVEMV6 52#2 / 52. 自然観察 / flower / field_photos / 雑草、草本、花 / @近所の山下さんの、北側の家。角の家：西側の壁 / target=花：つぼみ。生える起点は、茎の途中、先端、両方。,occation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3-30_14-55-27_000.jpg</text:p>
          </table:table-cell>
          <table:table-cell table:style-name="ce34" office:value-type="string">
            <text:p>JVEMV6 52#2 / 52. 自然観察 / flower / field_photos / 雑草、草本、花 / @近所の山下さんの、北側の家。角の家：西側の壁 / target=花：つぼみ。生える起点は、茎の途中、先端、両方。,occation=~,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string" office:string-value="JVEMV6 52#2 / 52. 自然観察 / flower / field_photos / 雑草、草本、花 / @近所の山下さんの、北側の家。角の家：西側の壁 / target=花：つぼみ。生える起点は、茎の途中、先端、両方。,occation=~,other=~">
            <text:p>JVEMV6 52#2 / 52. 自然観察 / flower / field_photos / 雑草、草本、花 / @近所の山下さんの、北側の家。角の家：西側の壁 / target=花：つぼみ。生える起点は、茎の途中、先端、両方。,occation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3-30_14-55-36_000.jpg</text:p>
          </table:table-cell>
          <table:table-cell table:style-name="ce34" office:value-type="string">
            <text:p>JVEMV6 52#2 / 52. 自然観察 / flower / field_photos / 雑草、草本、花 / @近所の山下さんの、北側の家。角の家：西側の壁 / target=花：つぼみ。生える起点は、茎の途中、先端、両方。,occation=~,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string" office:string-value="JVEMV6 52#2 / 52. 自然観察 / flower / field_photos / 雑草、草本、花 / @近所の山下さんの、北側の家。角の家：西側の壁 / target=花：つぼみ。生える起点は、茎の途中、先端、両方。,occation=~,other=~">
            <text:p>JVEMV6 52#2 / 52. 自然観察 / flower / field_photos / 雑草、草本、花 / @近所の山下さんの、北側の家。角の家：西側の壁 / target=花：つぼみ。生える起点は、茎の途中、先端、両方。,occation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3-30_18-59-47_000.mp4</text:p>
          </table:table-cell>
          <table:table-cell table:style-name="ce34" office:value-type="string">
            <text:p>:VIDEO / @自室 / 記録 / jap.flute / 演奏、play / R=1 / genr=todays-melody,,Re+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string" office:string-value=":VIDEO / @自室 / 記録 / jap.flute / 演奏、play / R=1 / genr=todays-melody,,Re+">
            <text:p>:VIDEO / @自室 / 記録 / jap.flute / 演奏、play / R=1 / genr=todays-melody,,Re+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3-30_19-06-48_000.jpg</text:p>
          </table:table-cell>
          <table:table-cell table:style-name="ce34" office:value-type="string">
            <text:p>:m :篠笛,shinobue #*# / session-memo / s.1~s.8 / picture=dai-kan:h-5;dai-kan:h-2;kan:h-7~4.content=~,for=dai-kan:fingering:B;D;Df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string" office:string-value=":m :篠笛,shinobue #*# / session-memo / s.1~s.8 / picture=dai-kan:h-5;dai-kan:h-2;kan:h-7~4.content=~,for=dai-kan:fingering:B;D;Df,other=~">
            <text:p>:m :篠笛,shinobue #*# / session-memo / s.1~s.8 / picture=dai-kan:h-5;dai-kan:h-2;kan:h-7~4.content=~,for=dai-kan:fingering:B;D;Df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1">2022/03/31</text:date>, <text:time>10:05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31T10:05:08.32</dc:date>
    <dc:creator>iwabuchi ken</dc:creator>
    <meta:editing-duration>P45DT3H8M19S</meta:editing-duration>
    <meta:editing-cycles>14828</meta:editing-cycles>
    <meta:document-statistic meta:table-count="2" meta:cell-count="500" meta:object-count="0"/>
    <meta:user-defined meta:name="qrichtext">1</meta:user-defined>
  </office:meta>
</office:document-meta>
</file>